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language="ru" fo:country="RU"/>
    </style:style>
    <style:style style:name="P2" style:family="paragraph" style:parent-style-name="Standard">
      <style:paragraph-properties fo:text-align="start" style:justify-single-word="false"/>
      <style:text-properties fo:language="ru" fo:country="RU"/>
    </style:style>
    <style:style style:name="P3" style:family="paragraph" style:parent-style-name="Standard">
      <style:paragraph-properties fo:text-align="justify" style:justify-single-word="false"/>
      <style:text-properties fo:language="ru" fo:country="RU"/>
    </style:style>
    <style:style style:name="P4" style:family="paragraph" style:parent-style-name="Standard">
      <style:paragraph-properties fo:text-align="justify" style:justify-single-word="false"/>
      <style:text-properties fo:language="ru" fo:country="RU" style:text-underline-style="solid" style:text-underline-width="auto" style:text-underline-color="font-color"/>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language="ru" fo:country="RU"/>
    </style:style>
    <style:style style:name="P7" style:family="paragraph" style:parent-style-name="Standard">
      <style:paragraph-properties fo:text-align="start" style:justify-single-word="false"/>
      <style:text-properties fo:language="ru" fo:country="RU"/>
    </style:style>
    <style:style style:name="P8" style:family="paragraph" style:parent-style-name="Standard">
      <style:paragraph-properties fo:text-align="start" style:justify-single-word="false"/>
      <style:text-properties fo:language="ru" fo:country="RU" fo:font-weight="bold" style:font-weight-asian="bold" style:font-weight-complex="bold"/>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fo:text-align="start" style:justify-single-word="false"/>
      <style:text-properties fo:font-style="normal" style:font-style-asian="normal" style:font-style-complex="normal"/>
    </style:style>
    <style:style style:name="P13" style:family="paragraph" style:parent-style-name="Standard">
      <style:paragraph-properties fo:text-align="start" style:justify-single-word="false" fo:padding="0.0291in" fo:border-left="none" fo:border-right="none" fo:border-top="none" fo:border-bottom="0.99pt solid #000000" style:join-border="false"/>
      <style:text-properties fo:language="ru" fo:country="RU"/>
    </style:style>
    <style:style style:name="T1" style:family="text">
      <style:text-properties fo:language="ru" fo:country="RU"/>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Управление содержимым сайта “День Рододендрона”</text:p>
      <text:p text:style-name="P2"/>
      <text:p text:style-name="P5"><text:span text:style-name="T1">Сайт разработан с использованием системы создания web-приложений Django (</text:span><text:a xlink:type="simple" xlink:href="http://www.djangoproject.com/"><text:span text:style-name="T1">http://www.djangoproject.com</text:span></text:a><text:span text:style-name="T1">), что позволяет осуществлять редактирование его содержимого без знания языка разметки (html). Управление содержимым сайта (добавление, удаление, редактирование) элементов, составляющих страницу, осуществляется на базе интерфейса администрирования среды Django. Сайт “День Рододендрона” предполагается двуязычным (русский и английский). <text:s/></text:span></text:p>
      <text:p text:style-name="P3"/>
      <text:p text:style-name="P3">В зависимости от редактируемой страницы, пользователь может удалять, добавлять, редактировать следующие элементы – текстовой блок, картинка, файл, элемент google-map (с указанием требуемого места), проигрывание видео (пользователь загружает видеофайл, который требуется разместить на сайте).</text:p>
      <text:p text:style-name="P3"/>
      <text:p text:style-name="P3"><text:span text:style-name="T2">Фото галерея.</text:span> <text:s/>Представление фото галереи генерируется автоматически. На главной странице сайта в разделе «Случайные фотографии» («Random Photo») помещаются 10 случайных фотографий загруженных в настоящий момент в фото галерею. При переходе в фото галерею фотографии отображаются по годам в виде маленьких изображений, которые увеличиваются при нажатии кнопки мыши.</text:p>
      <text:p text:style-name="P3"/>
      <text:p text:style-name="P3"><text:span text:style-name="T3">Загрузка фотографий.</text:span> Фото галерея формируется из базы загруженных фотографий. Название базы в интерфейсе администрирования — Photoss. Добавление одного элемента этой базы данных — означает добавление фотографии. При этом для каждой загружаемой фотографии создается уменьшенное ее изображение (по умолчанию 200 px в ширину по горизонтали), а исходное изображение, если его размер по горизонтали превосходит 1000 px, автоматически уменьшается до <text:s/>1000 px <text:s/>с сохранением пропорций.</text:p>
      <text:p text:style-name="P3"/>
      <text:p text:style-name="P3">При загрузке фотографии требуется заполнить следующие поля:</text:p>
      <text:p text:style-name="P3"/>
      <text:p text:style-name="P4">Необязательные поля:</text:p>
      <text:p text:style-name="P3">Name ru: <text:s/>(короткое русское название фотографии)</text:p>
      <text:p text:style-name="P3">Name en: (короткое англ. название фотографии)</text:p>
      <text:p text:style-name="P3">Description ru: <text:s/>(длинное <text:s/>русское <text:s/>описание <text:s/>фотографии)</text:p>
      <text:p text:style-name="P3">Description en: <text:s/>(длинное англ. описание <text:s/>фотографии)</text:p>
      <text:p text:style-name="P3"/>
      <text:p text:style-name="P3">Обязательные поля (выделены жирным шрифтом):</text:p>
      <text:p text:style-name="P3">Year: Четырехзначное число, год снимка. Текстовое поле.</text:p>
      <text:p text:style-name="P3">Picture: Через данное поле осуществляется загрузка фотографии на сайт.</text:p>
      <text:p text:style-name="P3"/>
      <text:p text:style-name="P3">Если загрузка прошла успешно, в таблице Photoss появляется новый элемент. При успешном создании уменьшенного изображения для снимка, имя уменьшенного изображения появляется в нередактируемом поле «picture thumb».</text:p>
      <text:p text:style-name="P3"/>
      <text:p text:style-name="P3">Для работы фото галереи ничего кроме добавление фотографий в базу Photoss <text:s/>делать не требуется.</text:p>
      <text:p text:style-name="P3"/>
      <text:p text:style-name="P3"/>
      <text:p text:style-name="P3"/>
      <text:p text:style-name="P3"/>
      <text:p text:style-name="P8"><text:soft-page-break/>Важно:</text:p>
      <text:p text:style-name="P2"/>
      <text:p text:style-name="P2">Имя пользователя (login): valentina</text:p>
      <text:p text:style-name="P2">Пароль (Password): vladik</text:p>
      <text:p text:style-name="P13">(Пароль может быть изменен самим пользователем при входе в систему !)<text:line-break/>Пробный адрес сайта (потом будет красивый): <text:a xlink:type="simple" xlink:href="http://rhdday.scidam.webfactional.com/">http://rhdday.scidam.webfactional.com/</text:a> <text:line-break/>Адрес интерфейса администрирования: <text:a xlink:type="simple" xlink:href="http://rhdday.scidam.webfactional.com/enterme/">http://rhdday.scidam.webfactional.com/enterme/</text:a></text:p>
      <text:p text:style-name="P2"/>
      <text:p text:style-name="P2"><text:span text:style-name="T2">Редактирование существующих страниц: <text:s/>2005-2012, contacts, rules, positions</text:span></text:p>
      <text:p text:style-name="P2"/>
      <text:p text:style-name="P2">Создание страниц с новыми именами, например, 2013, 2014 и др. осуществляется привилегированными пользователями.</text:p>
      <text:p text:style-name="P2"/>
      <text:p text:style-name="P2"><text:span text:style-name="T2">Архивные страницы</text:span> имеют название года, к которому они относятся. Их заполнение на русском и английском языках осуществляется через интерфейс администрирования Django.</text:p>
      <text:p text:style-name="P2"/>
      <text:p text:style-name="P2">Шаблон страницы менять не следует. В случае архивных страниц — это Main Archive Template.</text:p>
      <text:p text:style-name="P2"/>
      <text:p text:style-name="P9"><text:span text:style-name="T1">Поле </text:span>Archive_Content представляет содержимое, отображаемое редактируемой архивной страницей на сайте (см. примеры созданных страниц: 2006, 2007 и др.).</text:p>
      <text:p text:style-name="P9"/>
      <text:p text:style-name="P9">Добавление содержимого в <text:s/>Archive_Content:</text:p>
      <text:p text:style-name="P9"/>
      <text:p text:style-name="P10">Текстовое поле. <text:span text:style-name="T4">Посредством вкладки «доступные плагины» или «Available plugins» выберите </text:span></text:p>
      <text:p text:style-name="P10"><text:span text:style-name="T4">«Текст» и нажмите кнопку «Добавить плагин». Откроется небольшое окно для редактирования текста. Обратите внимание на возможные стили текста (справа в открывшемся редакторе текста, это редактор называется <text:s/>«WYM»), это «Заголовок 1», «Заголовок 2» и др., а также возможности добавления списка, нумерованного списка. Пробуйте данные стилевые опции — их использование по-разному влияет на отображение текста на странице. Чтобы посмотреть, как будет выглядеть страница при публикации, нажмите в правом верхнем углу системы администрирования «смотреть на сайте» (вернуться назад в среду редактирование при этом можно нажав «назад» в панели браузера).</text:span></text:p>
      <text:p text:style-name="P10"><text:span text:style-name="T4"/></text:p>
      <text:p text:style-name="P10"><text:span text:style-name="T4">Добавление</text:span> <text:span text:style-name="T4">плагинов</text:span> Изображение, Карта Google, Файл, Видео<text:span text:style-name="T4"> осуществляется по аналогии с текстовым плагином. Однако следует иметь ввиду, что любое изображение, добавленное через поле </text:span>Изображение<text:span text:style-name="T4"> будет уменьшено (до 500 px, с сохранением пропорции), если его размер по горизонтали превосходит 500 px. Изображения, добавляемые через это поле, не увеличиваются при нажатии мышкой (такая функция доступна только для снимков, добавленных в фото галерею). Количество и последовательность добавляемых плагинов произвольно.</text:span></text:p>
      <text:p text:style-name="P10"><text:span text:style-name="T4"/></text:p>
      <text:p text:style-name="P9"><text:span text:style-name="T5">Редактирование <text:s/>страниц rules, positions.</text:span><text:span text:style-name="T4"> За содержание страницы отвечает поле Mainpagecontent.</text:span></text:p>
      <text:p text:style-name="P9"><text:span text:style-name="T4">Допускается добавлять только изображения и текст. (при необходимости расширения доступного множества плагинов, обращайтесь по e-mail: </text:span><text:a xlink:type="simple" xlink:href="mailto:kisl_di@mail.ru"><text:span text:style-name="T4">kisl_di@mail.ru</text:span></text:a><text:span text:style-name="T4">, Кислов Д.Е.).</text:span></text:p>
      <text:p text:style-name="P9"><text:span text:style-name="T4">Шаблон по умолчанию MainPage Template (оставлять неизменным!). </text:span></text:p>
      <text:p text:style-name="P9"><text:span text:style-name="T4"/></text:p>
      <text:p text:style-name="P9"><text:span text:style-name="T5">Редактирование <text:s/>страницы contacts.</text:span><text:span text:style-name="T4"> <text:s/>За содержание страницы отвечает поле <text:s/>Common_Content. </text:span></text:p>
      <text:p text:style-name="P9"><text:soft-page-break/><text:span text:style-name="T4">Допускается добавлять следующие плагины: <text:s/></text:span><text:span text:style-name="T3">Изображение, Текст, Карта Google, Файл, Видео, ссылка на другую страницу (сайт, удаленно размещенный файл и пр.).</text:span></text:p>
      <text:p text:style-name="P9"><text:span text:style-name="T4">Шаблон по умолчанию Common Page Template (оставлять неизменным!). </text:span></text:p>
      <text:p text:style-name="P9"/>
      <text:p text:style-name="P9"/>
      <text:p text:style-name="P9"/>
      <text:p text:style-name="P11">Важно:</text:p>
      <text:p text:style-name="P11"><text:span text:style-name="T4">Заголовки и пути во всех редактируемых страницах следует оставлять неизменными.</text:span></text:p>
      <text:p text:style-name="P11"><text:span text:style-name="T4">На данном этапе публикация страниц возможна только привилегированным пользователем (т. е. мной).</text:span></text:p>
      <text:p text:style-name="P10"><text:span text:style-name="T4"/></text:p>
      <text:p text:style-name="P12">Добавляйте фотографии в фото галерею, редактируйте существующие страницы и тренируйтесь в управлении сайтом..., но предварительно отбирайте то, что необходимо добавить, как собственно, и текст, который предназначен для публикации, рекомендуется вставлять из <text:s/>набранного файла в текстовом редакторе (например, MS Word).</text:p>
      <text:p text:style-name="P2"/>
      <text:p text:style-name="P2"/>
      <text:p text:style-name="P2"><text:s/>Дмитрий</text:p>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9T13:26:25</meta:creation-date>
    <dc:date>2012-09-10T14:23:30</dc:date>
    <meta:editing-duration>PT1H57M37S</meta:editing-duration>
    <meta:editing-cycles>10</meta:editing-cycles>
    <meta:generator>LibreOffice/3.4$Unix LibreOffice_project/340m1$Build-1206</meta:generator>
    <meta:document-statistic meta:table-count="0" meta:image-count="0" meta:object-count="0" meta:page-count="3" meta:paragraph-count="40" meta:word-count="690" meta:character-count="5701" meta:non-whitespace-character-count="5023"/>
  </office:meta>
</office:document-meta>
</file>